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83972" calcext:value-type="float">
            <text:p>10283972</text:p>
          </table:table-cell>
          <table:table-cell table:number-columns-repeated="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324002" calcext:value-type="float">
            <text:p>324002</text:p>
          </table:table-cell>
          <table:table-cell table:number-columns-repeated="2"/>
          <table:table-cell table:formula="of:=SUM([.B1:.B59])" office:value-type="float" office:value="37314458" calcext:value-type="float">
            <text:p>37314458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70715" calcext:value-type="float">
            <text:p>270715</text:p>
          </table:table-cell>
          <table:table-cell table:number-columns-repeated="2"/>
          <table:table-cell table:formula="of:=SUM([.B2:.B60])" office:value-type="float" office:value="27030486" calcext:value-type="float">
            <text:p>27030486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93861" calcext:value-type="float">
            <text:p>193861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41503" calcext:value-type="float">
            <text:p>141503</text:p>
          </table:table-cell>
          <table:table-cell table:number-columns-repeated="2"/>
          <table:table-cell table:formula="of:=SUM([.B41:.B47])" office:value-type="float" office:value="2960" calcext:value-type="float">
            <text:p>2960</text:p>
          </table:table-cell>
          <table:table-cell table:number-columns-repeated="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6852" calcext:value-type="float">
            <text:p>106852</text:p>
          </table:table-cell>
          <table:table-cell table:number-columns-repeated="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7689" calcext:value-type="float">
            <text:p>87689</text:p>
          </table:table-cell>
          <table:table-cell table:number-columns-repeated="4"/>
          <table:table-cell table:formula="of:=[.E3]/([.B45]+[.B46])" office:value-type="float" office:value="1590028.58823529" calcext:value-type="float">
            <text:p>1590028.58823529</text:p>
          </table:table-cell>
          <table:table-cell table:formula="of:=[.E2]/[.B44]" office:value-type="float" office:value="621907.633333333" calcext:value-type="float">
            <text:p>621907.63333333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74997" calcext:value-type="float">
            <text:p>74997</text:p>
          </table:table-cell>
          <table:table-cell table:number-columns-repeated="4"/>
          <table:table-cell table:formula="of:=[.E3]/[.B5]" office:value-type="float" office:value="191.024119629973" calcext:value-type="float">
            <text:p>191.02411963</text:p>
          </table:table-cell>
          <table:table-cell table:formula="of:=[.E2]/[.B5]" office:value-type="float" office:value="263.700826130895" calcext:value-type="float">
            <text:p>263.700826130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67649" calcext:value-type="float">
            <text:p>67649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63695" calcext:value-type="float">
            <text:p>63695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2667" calcext:value-type="float">
            <text:p>62667</text:p>
          </table:table-cell>
          <table:table-cell table:number-columns-repeated="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63853" calcext:value-type="float">
            <text:p>63853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6353" calcext:value-type="float">
            <text:p>66353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69156" calcext:value-type="float">
            <text:p>69156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74942" calcext:value-type="float">
            <text:p>74942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80621" calcext:value-type="float">
            <text:p>80621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8171" calcext:value-type="float">
            <text:p>88171</text:p>
          </table:table-cell>
          <table:table-cell table:number-columns-repeated="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98925" calcext:value-type="float">
            <text:p>98925</text:p>
          </table:table-cell>
          <table:table-cell table:number-columns-repeated="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12818" calcext:value-type="float">
            <text:p>112818</text:p>
          </table:table-cell>
          <table:table-cell table:number-columns-repeated="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35374" calcext:value-type="float">
            <text:p>13537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83273" calcext:value-type="float">
            <text:p>4883273</text:p>
          </table:table-cell>
          <table:table-cell table:number-columns-repeated="6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6936471" calcext:value-type="float">
            <text:p>6936471</text:p>
          </table:table-cell>
          <table:table-cell table:number-columns-repeated="6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069618" calcext:value-type="float">
            <text:p>4069618</text:p>
          </table:table-cell>
          <table:table-cell table:number-columns-repeated="6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2225882" calcext:value-type="float">
            <text:p>2225882</text:p>
          </table:table-cell>
          <table:table-cell table:number-columns-repeated="6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511035" calcext:value-type="float">
            <text:p>1511035</text:p>
          </table:table-cell>
          <table:table-cell table:number-columns-repeated="6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141440" calcext:value-type="float">
            <text:p>1141440</text:p>
          </table:table-cell>
          <table:table-cell table:number-columns-repeated="6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895225" calcext:value-type="float">
            <text:p>895225</text:p>
          </table:table-cell>
          <table:table-cell table:number-columns-repeated="6"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730521" calcext:value-type="float">
            <text:p>730521</text:p>
          </table:table-cell>
          <table:table-cell table:number-columns-repeated="6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604983" calcext:value-type="float">
            <text:p>604983</text:p>
          </table:table-cell>
          <table:table-cell table:number-columns-repeated="6"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497273" calcext:value-type="float">
            <text:p>497273</text:p>
          </table:table-cell>
          <table:table-cell table:number-columns-repeated="6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99270" calcext:value-type="float">
            <text:p>399270</text:p>
          </table:table-cell>
          <table:table-cell table:number-columns-repeated="6"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307915" calcext:value-type="float">
            <text:p>307915</text:p>
          </table:table-cell>
          <table:table-cell table:number-columns-repeated="6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28009" calcext:value-type="float">
            <text:p>228009</text:p>
          </table:table-cell>
          <table:table-cell table:number-columns-repeated="6"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61200" calcext:value-type="float">
            <text:p>161200</text:p>
          </table:table-cell>
          <table:table-cell table:number-columns-repeated="6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08039" calcext:value-type="float">
            <text:p>108039</text:p>
          </table:table-cell>
          <table:table-cell table:number-columns-repeated="6"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67420" calcext:value-type="float">
            <text:p>67420</text:p>
          </table:table-cell>
          <table:table-cell table:number-columns-repeated="6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39203" calcext:value-type="float">
            <text:p>39203</text:p>
          </table:table-cell>
          <table:table-cell table:number-columns-repeated="6"/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21224" calcext:value-type="float">
            <text:p>21224</text:p>
          </table:table-cell>
          <table:table-cell table:number-columns-repeated="6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0755" calcext:value-type="float">
            <text:p>10755</text:p>
          </table:table-cell>
          <table:table-cell table:number-columns-repeated="6"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4927" calcext:value-type="float">
            <text:p>492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table:number-columns-repeated="6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104847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0T16:07:27.687741741</meta:creation-date>
    <dc:date>2014-09-10T16:20:06.316324668</dc:date>
    <meta:editing-duration>P0D</meta:editing-duration>
    <meta:editing-cycles>1</meta:editing-cycles>
    <meta:document-statistic meta:table-count="1" meta:cell-count="207" meta:object-count="0"/>
    <meta:generator>LibreOffice/4.1.4.2$Linux_X86_64 LibreOffice_project/0a0440ccc0227ad9829de5f46be37cfb6edcf72</meta:generator>
  </office:meta>
</office:document-meta>
</file>